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1b8abc" officeooo:paragraph-rsid="001b8abc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1b8abc" officeooo:paragraph-rsid="001b8abc" fo:background-color="#ffff0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f0cfa" officeooo:paragraph-rsid="001f0cfa" fo:background-color="#ffff0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221231" officeooo:paragraph-rsid="00221231" fo:background-color="#ffff0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f0cfa" officeooo:paragraph-rsid="001f0cfa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21231" officeooo:paragraph-rsid="00221231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4fe22" officeooo:paragraph-rsid="0024fe22" fo:background-color="transparent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fo:font-weight="normal" officeooo:rsid="0024fe22" officeooo:paragraph-rsid="0024fe22" fo:background-color="transparent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fo:font-weight="normal" officeooo:rsid="0024fe22" officeooo:paragraph-rsid="0026d900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4fe22" officeooo:paragraph-rsid="0024fe22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4fe22" officeooo:paragraph-rsid="0024fe22" fo:background-color="#ffff00" style:font-style-asian="normal" style:font-weight-asian="normal" style:font-style-complex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6c56"/>
    </style:style>
    <style:style style:name="T3" style:family="text">
      <style:text-properties officeooo:rsid="0020f97d"/>
    </style:style>
    <style:style style:name="T4" style:family="text">
      <style:text-properties officeooo:rsid="0024fe22"/>
    </style:style>
    <style:style style:name="T5" style:family="text">
      <style:text-properties officeooo:rsid="002a3e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/etc/security/limits.conf</text:span></text:p>
      <text:p text:style-name="P1"/>
      <text:p text:style-name="P1"># /etc/security/limits.conf</text:p>
      <text:p text:style-name="P1">#</text:p>
      <text:p text:style-name="P1">#Each line describes a limit for a user in the form:</text:p>
      <text:p text:style-name="P1">#</text:p>
      <text:p text:style-name="P1">#&lt;domain&gt; <text:s text:c="7"/>&lt;type&gt; <text:s/>&lt;item&gt; <text:s/>&lt;value&gt;</text:p>
      <text:p text:style-name="P1">#</text:p>
      <text:p text:style-name="P1">#Where:</text:p>
      <text:p text:style-name="P1">#&lt;domain&gt; can be:</text:p>
      <text:p text:style-name="P1"># <text:s text:c="7"/>- a user name</text:p>
      <text:p text:style-name="P1"># <text:s text:c="7"/>- a group name, with @group syntax</text:p>
      <text:p text:style-name="P1"># <text:s text:c="7"/>- the wildcard *, for default entry</text:p>
      <text:p text:style-name="P1"># <text:s text:c="7"/>- the wildcard %, can be also used with %group syntax,</text:p>
      <text:p text:style-name="P1"># <text:s text:c="16"/>for maxlogin limit</text:p>
      <text:p text:style-name="P1"># <text:s text:c="7"/>- NOTE: group and wildcard limits are not applied to root.</text:p>
      <text:p text:style-name="P1"># <text:s text:c="9"/>To apply a limit to the root user, &lt;domain&gt; must be</text:p>
      <text:p text:style-name="P1"># <text:s text:c="9"/>the literal username root.</text:p>
      <text:p text:style-name="P1">#</text:p>
      <text:p text:style-name="P1">#&lt;type&gt; can have the two values:</text:p>
      <text:p text:style-name="P1"># <text:s text:c="7"/>- "soft" for enforcing the soft limits</text:p>
      <text:p text:style-name="P1"># <text:s text:c="7"/>- "hard" for enforcing hard limits</text:p>
      <text:p text:style-name="P1">#</text:p>
      <text:p text:style-name="P1">#&lt;item&gt; can be one of the following:</text:p>
      <text:p text:style-name="P1"># <text:s text:c="7"/>- core - limits the core file size (KB)</text:p>
      <text:p text:style-name="P1"># <text:s text:c="7"/>- data - max data size (KB)</text:p>
      <text:p text:style-name="P1"># <text:s text:c="7"/>- fsize - maximum filesize (KB)</text:p>
      <text:p text:style-name="P1"># <text:s text:c="7"/>- memlock - max locked-in-memory address space (KB)</text:p>
      <text:p text:style-name="P1"># <text:s text:c="7"/>- nofile - max number of open file descriptors</text:p>
      <text:p text:style-name="P1"># <text:s text:c="7"/>- rss - max resident set size (KB)</text:p>
      <text:p text:style-name="P1"># <text:s text:c="7"/>- stack - max stack size (KB)</text:p>
      <text:p text:style-name="P1"># <text:s text:c="7"/>- cpu - max CPU time (MIN)</text:p>
      <text:p text:style-name="P1"># <text:s text:c="7"/>- nproc - max number of processes</text:p>
      <text:p text:style-name="P1"># <text:s text:c="7"/>- as - address space limit (KB)</text:p>
      <text:p text:style-name="P1"># <text:s text:c="7"/>- maxlogins - max number of logins for this user</text:p>
      <text:p text:style-name="P1"># <text:s text:c="7"/>- maxsyslogins - max number of logins on the system</text:p>
      <text:p text:style-name="P1"># <text:s text:c="7"/>- priority - the priority to run user process with</text:p>
      <text:p text:style-name="P1"># <text:s text:c="7"/>- locks - max number of file locks the user can hold</text:p>
      <text:p text:style-name="P1"># <text:s text:c="7"/>- sigpending - max number of pending signals</text:p>
      <text:p text:style-name="P1"># <text:s text:c="7"/>- msgqueue - max memory used by POSIX message queues (bytes)</text:p>
      <text:p text:style-name="P1"># <text:s text:c="7"/>- nice - max nice priority allowed to raise to values: [-20, 19]</text:p>
      <text:p text:style-name="P1"># <text:s text:c="7"/>- rtprio - max realtime priority</text:p>
      <text:p text:style-name="P1"># <text:s text:c="7"/>- chroot - change root to directory (Debian-specific)</text:p>
      <text:p text:style-name="P1">#</text:p>
      <text:p text:style-name="P1">#&lt;domain&gt; <text:s text:c="5"/>&lt;type&gt; <text:s/>&lt;item&gt; <text:s text:c="8"/>&lt;value&gt;</text:p>
      <text:p text:style-name="P1">#</text:p>
      <text:p text:style-name="P1"/>
      <text:p text:style-name="P1">#* <text:s text:c="14"/>soft <text:s text:c="3"/>core <text:s text:c="11"/>0</text:p>
      <text:p text:style-name="P1">#root <text:s text:c="11"/>hard <text:s text:c="3"/>core <text:s text:c="11"/>100000</text:p>
      <text:p text:style-name="P1"><text:soft-page-break/>#* <text:s text:c="14"/>hard <text:s text:c="3"/>rss <text:s text:c="12"/>10000</text:p>
      <text:p text:style-name="P1">#@student <text:s text:c="7"/>hard <text:s text:c="3"/>nproc <text:s text:c="10"/>20</text:p>
      <text:p text:style-name="P1">#@faculty <text:s text:c="7"/>soft <text:s text:c="3"/>nproc <text:s text:c="10"/>20</text:p>
      <text:p text:style-name="P1">#@faculty <text:s text:c="7"/>hard <text:s text:c="3"/>nproc <text:s text:c="10"/>50</text:p>
      <text:p text:style-name="P1">#ftp <text:s text:c="12"/>hard <text:s text:c="3"/>nproc <text:s text:c="10"/>0</text:p>
      <text:p text:style-name="P1">#ftp <text:s text:c="12"/>- <text:s text:c="6"/>chroot <text:s text:c="9"/>/ftp</text:p>
      <text:p text:style-name="P1">#@student <text:s text:c="7"/>- <text:s text:c="6"/>maxlogins <text:s text:c="6"/>4</text:p>
      <text:p text:style-name="P1"/>
      <text:p text:style-name="P1"># End of file</text:p>
      <text:p text:style-name="P1"/>
      <text:p text:style-name="P1"/>
      <text:p text:style-name="P1"/>
      <text:p text:style-name="P2">/<text:span text:style-name="T2">etc/apache2/ports.conf</text:span></text:p>
      <text:p text:style-name="P1"/>
      <text:p text:style-name="P1"># If you just change the port or add more ports here, you will likely also</text:p>
      <text:p text:style-name="P1"># have to change the VirtualHost statement in</text:p>
      <text:p text:style-name="P1"># /etc/apache2/sites-enabled/000-default.conf</text:p>
      <text:p text:style-name="P1"/>
      <text:p text:style-name="P1">Listen 80</text:p>
      <text:p text:style-name="P1"/>
      <text:p text:style-name="P1">&lt;IfModule ssl_module&gt;</text:p>
      <text:p text:style-name="P1"><text:s text:c="8"/>Listen 443</text:p>
      <text:p text:style-name="P1">&lt;/IfModule&gt;</text:p>
      <text:p text:style-name="P1"/>
      <text:p text:style-name="P1">&lt;IfModule mod_gnutls.c&gt;</text:p>
      <text:p text:style-name="P1"><text:s text:c="8"/>Listen 443</text:p>
      <text:p text:style-name="P1">&lt;/IfModule&gt;</text:p>
      <text:p text:style-name="P1"/>
      <text:p text:style-name="P1"># vim: syntax=apache ts=4 sw=4 sts=4 sr noet</text:p>
      <text:p text:style-name="P1"/>
      <text:p text:style-name="P1"/>
      <text:p text:style-name="P1"/>
      <text:p text:style-name="P2">/etc/apache2/sites-enabled/000-default.conf</text:p>
      <text:p text:style-name="P2"/>
      <text:p text:style-name="P5">&lt;VirtualHost *:80&gt;</text:p>
      <text:p text:style-name="P5"><text:s text:c="8"/># The ServerName directive sets the request scheme, hostname and port that</text:p>
      <text:p text:style-name="P5"><text:s text:c="8"/># the server uses to identify itself. This is used when creating</text:p>
      <text:p text:style-name="P5"><text:s text:c="8"/># redirection URLs. In the context of virtual hosts, the ServerName</text:p>
      <text:p text:style-name="P5"><text:s text:c="8"/># specifies what hostname must appear in the request's Host: header to</text:p>
      <text:p text:style-name="P5"><text:s text:c="8"/># match this virtual host. For the default virtual host (this file) this</text:p>
      <text:p text:style-name="P5"><text:s text:c="8"/># value is not decisive as it is used as a last resort host regardless.</text:p>
      <text:p text:style-name="P5"><text:s text:c="8"/># However, you must set it for any further virtual host explicitly.</text:p>
      <text:p text:style-name="P5"><text:s text:c="8"/>#ServerName www.example.com</text:p>
      <text:p text:style-name="P5"/>
      <text:p text:style-name="P5"><text:s text:c="8"/>ServerAdmin webmaster@localhost</text:p>
      <text:p text:style-name="P5"><text:s text:c="8"/>DocumentRoot /var/www/html</text:p>
      <text:p text:style-name="P5"/>
      <text:p text:style-name="P5"><text:s text:c="8"/># Available loglevels: trace8, ..., trace1, debug, info, notice, warn,</text:p>
      <text:p text:style-name="P5"><text:s text:c="8"/># error, crit, alert, emerg.</text:p>
      <text:p text:style-name="P5"><text:soft-page-break/><text:s text:c="8"/># It is also possible to configure the loglevel for particular</text:p>
      <text:p text:style-name="P5"><text:s text:c="8"/># modules, e.g.</text:p>
      <text:p text:style-name="P5"><text:s text:c="8"/>#LogLevel info ssl:warn</text:p>
      <text:p text:style-name="P5"/>
      <text:p text:style-name="P5"><text:s text:c="8"/>ErrorLog ${APACHE_LOG_DIR}/error.log</text:p>
      <text:p text:style-name="P5"><text:s text:c="8"/>CustomLog ${APACHE_LOG_DIR}/access.log combined</text:p>
      <text:p text:style-name="P5"/>
      <text:p text:style-name="P5"><text:s text:c="8"/># For most configuration files from conf-available/, which are</text:p>
      <text:p text:style-name="P5"><text:s text:c="8"/># enabled or disabled at a global level, it is possible to</text:p>
      <text:p text:style-name="P5"><text:s text:c="8"/># include a line for only one particular virtual host. For example the</text:p>
      <text:p text:style-name="P5"><text:s text:c="8"/># following line enables the CGI configuration for this host only</text:p>
      <text:p text:style-name="P5"><text:s text:c="8"/># after it has been globally disabled with "a2disconf".</text:p>
      <text:p text:style-name="P5"><text:s text:c="8"/>#Include conf-available/serve-cgi-bin.conf</text:p>
      <text:p text:style-name="P5">&lt;/VirtualHost&gt;</text:p>
      <text:p text:style-name="P5"/>
      <text:p text:style-name="P5"># vim: syntax=apache ts=4 sw=4 sts=4 sr noet</text:p>
      <text:p text:style-name="P5"/>
      <text:p text:style-name="P5"/>
      <text:p text:style-name="P3">/<text:span text:style-name="T3">etc/apache2/apache2.conf</text:span></text:p>
      <text:p text:style-name="P5"/>
      <text:p text:style-name="P5"># These need to be set in /etc/apache2/envvars</text:p>
      <text:p text:style-name="P5">User ${APACHE_RUN_USER}</text:p>
      <text:p text:style-name="P5">Group ${APACHE_RUN_GROUP}</text:p>
      <text:p text:style-name="P5"/>
      <text:p text:style-name="P6"/>
      <text:p text:style-name="P4">/<text:span text:style-name="T4">etc/nginx/sites-enabled/default</text:span></text:p>
      <text:p text:style-name="P4"/>
      <text:p text:style-name="P7">server {</text:p>
      <text:p text:style-name="P7"><text:s text:c="8"/>listen 80 default_server;</text:p>
      <text:p text:style-name="P7"><text:s text:c="8"/>listen [::]:80 default_server;</text:p>
      <text:p text:style-name="P7"/>
      <text:p text:style-name="P7"><text:s text:c="8"/># SSL configuration</text:p>
      <text:p text:style-name="P7"><text:s text:c="8"/>#</text:p>
      <text:p text:style-name="P7"><text:s text:c="8"/># listen 443 ssl default_server;</text:p>
      <text:p text:style-name="P7"><text:s text:c="8"/># listen [::]:443 ssl default_server;</text:p>
      <text:p text:style-name="P7"><text:s text:c="8"/>#</text:p>
      <text:p text:style-name="P7"><text:s text:c="8"/># Note: You should disable gzip for SSL traffic.</text:p>
      <text:p text:style-name="P7"><text:s text:c="8"/># See: https://bugs.debian.org/773332</text:p>
      <text:p text:style-name="P7"><text:s text:c="8"/>#</text:p>
      <text:p text:style-name="P7"><text:s text:c="8"/># Read up on ssl_ciphers to ensure a secure configuration.</text:p>
      <text:p text:style-name="P7"><text:s text:c="8"/># See: https://bugs.debian.org/765782</text:p>
      <text:p text:style-name="P7"><text:s text:c="8"/>#</text:p>
      <text:p text:style-name="P7"><text:s text:c="8"/># Self signed certs generated by the ssl-cert package</text:p>
      <text:p text:style-name="P7"><text:s text:c="8"/># Don't use them in a production server!</text:p>
      <text:p text:style-name="P7"><text:s text:c="8"/>#</text:p>
      <text:p text:style-name="P7"><text:s text:c="8"/># include snippets/snakeoil.conf;</text:p>
      <text:p text:style-name="P7"/>
      <text:p text:style-name="P7"><text:s text:c="8"/>root /var/www/html;</text:p>
      <text:p text:style-name="P7"/>
      <text:p text:style-name="P7"><text:soft-page-break/><text:s text:c="8"/># Add index.php to the list if you are using PHP</text:p>
      <text:p text:style-name="P7"><text:s text:c="8"/>index index.html index.htm index.nginx-debian.html;</text:p>
      <text:p text:style-name="P7"/>
      <text:p text:style-name="P7"><text:s text:c="8"/>server_name _;</text:p>
      <text:p text:style-name="P7"/>
      <text:p text:style-name="P7"><text:s text:c="8"/>location / {</text:p>
      <text:p text:style-name="P7"><text:s text:c="16"/># First attempt to serve request as file, then</text:p>
      <text:p text:style-name="P7"><text:s text:c="16"/># as directory, then fall back to displaying a 404.</text:p>
      <text:p text:style-name="P7"><text:s text:c="16"/>try_files $uri $uri/ =404;</text:p>
      <text:p text:style-name="P7"><text:s text:c="8"/>}</text:p>
      <text:p text:style-name="P7"/>
      <text:p text:style-name="P7"><text:s text:c="8"/># pass PHP scripts to FastCGI server</text:p>
      <text:p text:style-name="P7"><text:s text:c="8"/>#</text:p>
      <text:p text:style-name="P7"><text:s text:c="8"/>#location ~ \.php$ {</text:p>
      <text:p text:style-name="P7"><text:s text:c="8"/># <text:s text:c="6"/>include snippets/fastcgi-php.conf;</text:p>
      <text:p text:style-name="P7"><text:s text:c="8"/>#</text:p>
      <text:p text:style-name="P7"><text:s text:c="8"/># <text:s text:c="6"/># With php-fpm (or other unix sockets):</text:p>
      <text:p text:style-name="P7"><text:s text:c="8"/># <text:s text:c="6"/>fastcgi_pass unix:/var/run/php/php7.4-fpm.sock;</text:p>
      <text:p text:style-name="P7"><text:s text:c="8"/># <text:s text:c="6"/># With php-cgi (or other tcp sockets):</text:p>
      <text:p text:style-name="P7"><text:s text:c="8"/># <text:s text:c="6"/>fastcgi_pass 127.0.0.1:9000;</text:p>
      <text:p text:style-name="P7"><text:s text:c="8"/>#}</text:p>
      <text:p text:style-name="P7"/>
      <text:p text:style-name="P7"><text:s text:c="8"/># deny access to .htaccess files, if Apache's document root</text:p>
      <text:p text:style-name="P7"><text:s text:c="8"/># concurs with nginx's one</text:p>
      <text:p text:style-name="P7"><text:s text:c="8"/>#</text:p>
      <text:p text:style-name="P7"><text:s text:c="8"/>#location ~ /\.ht {</text:p>
      <text:p text:style-name="P7"><text:s text:c="8"/># <text:s text:c="6"/>deny all;</text:p>
      <text:p text:style-name="P7"><text:s text:c="8"/>#}</text:p>
      <text:p text:style-name="P7">}</text:p>
      <text:p text:style-name="P7"/>
      <text:p text:style-name="P7"/>
      <text:p text:style-name="P11">/<text:span text:style-name="T5">etc/hosts</text:span></text:p>
      <text:p text:style-name="P7"/>
      <text:p text:style-name="P7"><text:s text:c="45"/></text:p>
      <text:p text:style-name="P7">127.0.0.1 <text:s text:c="6"/>localhost</text:p>
      <text:p text:style-name="P7">127.0.1.1 <text:s text:c="6"/>AlexanderCoretchi</text:p>
      <text:p text:style-name="P7"/>
      <text:p text:style-name="P7"># The following lines are desirable for IPv6 capable hosts</text:p>
      <text:p text:style-name="P7">::1 <text:s text:c="4"/>ip6-localhost ip6-loopback</text:p>
      <text:p text:style-name="P7">fe00::0 ip6-localnet</text:p>
      <text:p text:style-name="P7">ff00::0 ip6-mcastprefix</text:p>
      <text:p text:style-name="P7">ff02::1 ip6-allnodes</text:p>
      <text:p text:style-name="P7">ff02::2 ip6-allrouters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6:51:18.070197070</meta:creation-date>
    <dc:date>2022-07-27T18:22:35.448733415</dc:date>
    <meta:editing-duration>PT13H29M50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5" meta:paragraph-count="153" meta:word-count="815" meta:character-count="5921" meta:non-whitespace-character-count="4147"/>
  </office:meta>
</office:document-meta>
</file>